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9ab" officeooo:paragraph-rsid="000499ab"/>
    </style:style>
    <style:style style:name="P2" style:family="paragraph" style:parent-style-name="Standard">
      <style:text-properties officeooo:rsid="000636a4" officeooo:paragraph-rsid="000636a4"/>
    </style:style>
    <style:style style:name="T1" style:family="text">
      <style:text-properties officeooo:rsid="00063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oja mama, stomatolog, lat kolo 50. Korzysta z komputera w pracy, nie zna za dobrze office, czasami pogram w Heroesów. Komputer w pracy opisuje.</text:p>
      <text:p text:style-name="P1">2. Opłata za prace.</text:p>
      <text:p text:style-name="P1">3. Zebranie pieniędzy za swoją prace.</text:p>
      <text:p text:style-name="P1">4. Antywirus. Przechowuje ważne informacje (dane pacjenów itp.). Ortodoncja 8 – program do obsługi gabinetu (przechowuje dane, zdjęcia, program do zakupów/rozliczeń z NFZetem, ogólnie dobry toolkit dla gabinetu stomatologicznego, napisane przez stomatologa) – kupiła ze względu na to, że bez niego nie mogłaby pracować. Kodak (do obsługi zdjęć rentgenowskich) <text:s/>- również potrzebne do pracy.</text:p>
      <text:p text:style-name="P1">5. „<text:span text:style-name="T1">Do głowy mi nie przyszlo”</text:span></text:p>
      <text:p text:style-name="P1">6. Windows</text:p>
      <text:p text:style-name="P1">7. Pudełka w których przyszła płyta, była instrukcja i licencja, leża teraz w szafce w gabinecie + faktury trzymane w biurze rachunkowym, zaksięgowane.</text:p>
      <text:p text:style-name="P1">8. Nie przypomina sobie.</text:p>
      <text:p text:style-name="P1">9. Tak, jakiś dziwny program do obróbki zdjęć</text:p>
      <text:p text:style-name="P1">10. Nie wie co ma na kompie, więc nigdy nie znalazła przypadkiem randomowego programu, ale gdyby to zrobiła to jest pewna że coś by się znalazło</text:p>
      <text:p text:style-name="P1">11. Z wszystkich wyżej wymienionych korzysta codziennie, często pisze teksty w office, poza tym <text:span text:style-name="T1">średnio</text:span> ma jakieś inne programy.</text:p>
      <text:p text:style-name="P1">12. Tak, często ze mną plus codziennie pracuje na nim asystentka.</text:p>
      <text:p text:style-name="P1"><text:tab/>a. Nie, nie ma pojęcia czy czegoś nie zainstalowaliśmy.</text:p>
      <text:p text:style-name="P1">13. Nie.</text:p>
      <text:p text:style-name="P1">14. <text:span text:style-name="T1">Ciężko znaleźć idealny program do gabinetów, ponieważ to bardzo niszowy market. Dużo opcji z których nie korzysta, a ma poczucie że za nie zapłaciła.</text:span></text:p>
      <text:p text:style-name="P2">15. Nie ma nic do zarzucenia, w porównaniu do innych biurokratycznych rzeczy jest to całkiem łatwe.</text:p>
      <text:p text:style-name="P2">16. Nie ma do nich żadnego stosunku, totalnie o nich nie myśli. </text:p>
      <text:p text:style-name="P2">17. Nigdy w życi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39:07.045000000</meta:creation-date>
    <dc:date>2018-03-26T20:57:53.866000000</dc:date>
    <meta:editing-duration>PT6M55S</meta:editing-duration>
    <meta:editing-cycles>1</meta:editing-cycles>
    <meta:document-statistic meta:table-count="0" meta:image-count="0" meta:object-count="0" meta:page-count="1" meta:paragraph-count="18" meta:word-count="254" meta:character-count="1587" meta:non-whitespace-character-count="1346"/>
    <meta:generator>LibreOffice/5.3.3.2$Windows_x86 LibreOffice_project/3d9a8b4b4e538a85e0782bd6c2d430bafe583448</meta:generator>
  </office:meta>
</office:document-meta>
</file>